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Resolution</text:p>
          </table:table-cell>
          <table:table-cell office:value-type="string">
            <text:p>Profil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4" table:number-rows-spanned="1">
            <text:p>Handmade list</text:p>
          </table:table-cell>
          <table:covered-table-cell table:number-columns-repeated="3"/>
          <table:table-cell table:style-name="ce1" office:value-type="string" table:number-columns-spanned="4" table:number-rows-spanned="1">
            <text:p>Procedural-made list</text:p>
          </table:table-cell>
          <table:covered-table-cell table:number-columns-repeated="3"/>
        </table:table-row>
        <table:table-row table:style-name="ro1">
          <table:table-cell office:value-type="string">
            <text:p>Polygon</text:p>
          </table:table-cell>
          <table:table-cell office:value-type="string">
            <text:p>Point 1</text:p>
          </table:table-cell>
          <table:table-cell office:value-type="string">
            <text:p>Point 2</text:p>
          </table:table-cell>
          <table:table-cell office:value-type="string">
            <text:p>Point 3</text:p>
          </table:table-cell>
          <table:table-cell office:value-type="string">
            <text:p>Point 4</text:p>
          </table:table-cell>
          <table:table-cell office:value-type="string">
            <text:p>Point 1</text:p>
          </table:table-cell>
          <table:table-cell office:value-type="string">
            <text:p>Point 2</text:p>
          </table:table-cell>
          <table:table-cell office:value-type="string">
            <text:p>Point 3</text:p>
          </table:table-cell>
          <table:table-cell office:value-type="string">
            <text:p>Point 4</text:p>
          </table:table-cell>
        </table:table-row>
        <table:table-row table:style-name="ro1">
          <table:table-cell table:formula="oooc:=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A5]" office:value-type="float" office:value="0">
            <text:p>0</text:p>
          </table:table-cell>
          <table:table-cell table:formula="oooc:=[.F5]+[.$A$2]" office:value-type="float" office:value="5">
            <text:p>5</text:p>
          </table:table-cell>
          <table:table-cell table:formula="oooc:=[.G5]+1" office:value-type="float" office:value="6">
            <text:p>6</text:p>
          </table:table-cell>
          <table:table-cell/>
        </table:table-row>
        <table:table-row table:style-name="ro1">
          <table:table-cell table:formula="oooc:=[.A5]+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.A6]" office:value-type="float" office:value="1">
            <text:p>1</text:p>
          </table:table-cell>
          <table:table-cell table:formula="oooc:=[.F6]+[.$A$2]" office:value-type="float" office:value="6">
            <text:p>6</text:p>
          </table:table-cell>
          <table:table-cell table:formula="oooc:=[.G6]+1" office:value-type="float" office:value="7">
            <text:p>7</text:p>
          </table:table-cell>
          <table:table-cell/>
        </table:table-row>
        <table:table-row table:style-name="ro1">
          <table:table-cell table:formula="oooc:=[.A6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[.A7]" office:value-type="float" office:value="2">
            <text:p>2</text:p>
          </table:table-cell>
          <table:table-cell table:formula="oooc:=[.F7]+[.$A$2]" office:value-type="float" office:value="7">
            <text:p>7</text:p>
          </table:table-cell>
          <table:table-cell table:formula="oooc:=[.G7]+1" office:value-type="float" office:value="8">
            <text:p>8</text:p>
          </table:table-cell>
          <table:table-cell/>
        </table:table-row>
        <table:table-row table:style-name="ro1">
          <table:table-cell table:formula="oooc:=[.A7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ooc:=[.A8]" office:value-type="float" office:value="3">
            <text:p>3</text:p>
          </table:table-cell>
          <table:table-cell table:formula="oooc:=[.F8]+[.$A$2]" office:value-type="float" office:value="8">
            <text:p>8</text:p>
          </table:table-cell>
          <table:table-cell table:formula="oooc:=[.G8]+1" office:value-type="float" office:value="9">
            <text:p>9</text:p>
          </table:table-cell>
          <table:table-cell/>
        </table:table-row>
        <table:table-row table:style-name="ro1">
          <table:table-cell table:formula="oooc:=[.A8]+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A9]" office:value-type="float" office:value="4">
            <text:p>4</text:p>
          </table:table-cell>
          <table:table-cell table:formula="oooc:=[.F9]+[.$A$2]" office:value-type="float" office:value="9">
            <text:p>9</text:p>
          </table:table-cell>
          <table:table-cell table:formula="oooc:=IF((([.A9]-1)%[.$A$5])==0, [.G9]+1,-1)" office:value-type="string" office:string-value="#NAME?">
            <text:p>#NAME?</text:p>
          </table:table-cell>
          <table:table-cell table:formula="oooc:=IF(MOD([.A5]+1;[.$A$2]);[.$A$5];-1)" office:value-type="float" office:value="0">
            <text:p>0</text:p>
          </table:table-cell>
        </table:table-row>
        <table:table-row table:style-name="ro1">
          <table:table-cell table:formula="oooc:=[.A9]+1"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formula="oooc:=[.A10]+1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ooc:=[.A11]+1"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formula="oooc:=[.A12]+1"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ooc:=[.A13]+1"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formula="oooc:=[.A14]+1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formula="oooc:=[.A15]+1"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formula="oooc:=[.A16]+1"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formula="oooc:=[.A17]+1"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formula="oooc:=[.A18]+1"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formula="oooc:=[.A19]+1"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formula="oooc:=[.A20]+1"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formula="oooc:=[.A21]+1"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formula="oooc:=[.A22]+1"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formula="oooc:=[.A23]+1"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formula="oooc:=[.A24]+1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formula="oooc:=[.A25]+1"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formula="oooc:=[.A26]+1"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formula="oooc:=[.A27]+1"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formula="oooc:=[.A28]+1"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formula="oooc:=[.A29]+1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ooc:=[.A30]+1" office:value-type="float" office:value="26">
            <text:p>26</text:p>
          </table:table-cell>
          <table:table-cell table:number-columns-repeated="8"/>
        </table:table-row>
        <table:table-row table:style-name="ro1">
          <table:table-cell table:formula="oooc:=[.A31]+1"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formula="oooc:=[.A32]+1"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formula="oooc:=[.A33]+1" office:value-type="float" office:value="29">
            <text:p>29</text:p>
          </table:table-cell>
          <table:table-cell table:number-columns-repeated="8"/>
        </table:table-row>
        <table:table-row table:style-name="ro1">
          <table:table-cell table:formula="oooc:=[.A34]+1"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formula="oooc:=[.A35]+1"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formula="oooc:=[.A36]+1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formula="oooc:=[.A37]+1"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formula="oooc:=[.A38]+1" office:value-type="float" office:value="34">
            <text:p>34</text:p>
          </table:table-cell>
          <table:table-cell table:number-columns-repeated="8"/>
        </table:table-row>
        <table:table-row table:style-name="ro1">
          <table:table-cell table:formula="oooc:=[.A39]+1"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formula="oooc:=[.A40]+1" office:value-type="float" office:value="36">
            <text:p>36</text:p>
          </table:table-cell>
          <table:table-cell table:number-columns-repeated="8"/>
        </table:table-row>
        <table:table-row table:style-name="ro1">
          <table:table-cell table:formula="oooc:=[.A41]+1"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formula="oooc:=[.A42]+1"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formula="oooc:=[.A43]+1"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formula="oooc:=[.A44]+1"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formula="oooc:=[.A45]+1"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formula="oooc:=[.A46]+1"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formula="oooc:=[.A47]+1"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formula="oooc:=[.A48]+1"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formula="oooc:=[.A49]+1"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formula="oooc:=[.A50]+1"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formula="oooc:=[.A51]+1"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formula="oooc:=[.A52]+1" office:value-type="float" office:value="48">
            <text:p>48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10/22/2011</text:date>, <text:time>12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10-22T11:59:36</meta:creation-date>
    <dc:date>2011-10-22T12:12:39</dc:date>
    <meta:editing-cycles>2</meta:editing-cycles>
    <meta:editing-duration>PT13M4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